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draw:stroke="solid" draw:fill="solid" draw:fill-color="#ffffa6" draw:textarea-horizontal-align="justify" draw:textarea-vertical-align="middle" draw:auto-grow-height="false" fo:min-height="1.25cm" fo:min-width="2.4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standard">
      <style:graphic-properties svg:stroke-color="#000000" draw:fill="solid" draw:fill-color="#e8f2a1" draw:textarea-horizontal-align="justify" draw:textarea-vertical-align="middle" draw:auto-grow-height="false" fo:min-height="1.255cm" fo:min-width="1.909cm"/>
      <style:paragraph-properties style:writing-mode="lr-tb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5cm" fo:min-width="5.5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7cm" fo:min-width="0.751cm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Arrow_20_Dashed">
      <style:graphic-properties draw:stroke="none" svg:stroke-color="#000000" draw:fill="none" draw:fill-color="#ffffff" fo:min-height="1.591cm"/>
      <style:paragraph-properties style:writing-mode="lr-tb"/>
    </style:style>
    <style:style style:name="gr9" style:family="graphic" style:parent-style-name="Arrow_20_Dashe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45cm" fo:min-width="4.8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45cm" fo:min-width="3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45cm" fo:min-width="4.45cm" loext:softedge-radius="0.282cm"/>
      <style:paragraph-properties style:writing-mode="lr-tb"/>
    </style:style>
    <style:style style:name="gr13" style:family="graphic" style:parent-style-name="Arrow_20_Dashed">
      <style:graphic-properties draw:fill="none" draw:textarea-vertical-align="middle" draw:auto-grow-height="false" fo:min-height="5.924cm" fo:min-width="0.09cm"/>
    </style:style>
    <style:style style:name="gr14" style:family="graphic" style:parent-style-name="Arrow_20_Dashed">
      <style:graphic-properties draw:fill="none" draw:textarea-vertical-align="middle" draw:auto-grow-height="false" fo:min-height="2.609cm" fo:min-width="0.055cm"/>
    </style:style>
    <style:style style:name="gr15" style:family="graphic" style:parent-style-name="Arrow_20_Dashed">
      <style:graphic-properties draw:fill="none" draw:textarea-vertical-align="middle" draw:auto-grow-height="false" fo:min-height="12.75cm" fo:min-width="0.09cm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objectwithoutfill">
      <style:graphic-properties draw:stroke="dash" draw:stroke-dash="Dash" draw:marker-end="Extrémités_20_de_20_flèche_20_3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1.25cm" fo:padding-top="0.142cm" fo:padding-bottom="0.142cm" fo:padding-left="0.267cm" fo:padding-right="0.267cm"/>
      <style:paragraph-properties style:writing-mode="lr-tb"/>
    </style:style>
    <style:style style:name="gr20" style:family="graphic" style:parent-style-name="objectwithoutfill">
      <style:graphic-properties draw:stroke="dash" draw:stroke-dash="Long_20_Dash" draw:marker-end="Extrémités_20_de_20_flèche_20_5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solid" draw:fill-color="#f7d1d5" draw:textarea-horizontal-align="justify" draw:textarea-vertical-align="middle" draw:auto-grow-height="false" fo:min-height="0.006cm" fo:min-width="2.3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7d1d5" draw:textarea-horizontal-align="justify" draw:textarea-vertical-align="middle" draw:auto-grow-height="false" fo:min-height="0.201cm" fo:min-width="0.8cm"/>
      <style:paragraph-properties style:writing-mode="lr-tb"/>
    </style:style>
    <style:style style:name="gr23" style:family="graphic" style:parent-style-name="standard">
      <style:graphic-properties draw:stroke="none" draw:stroke-dash="Double_20_Dot" svg:stroke-color="#000000" draw:fill="solid" draw:fill-color="#f7d1d5" draw:textarea-horizontal-align="justify" draw:textarea-vertical-align="middle" draw:auto-grow-height="false" fo:min-height="0.056cm" fo:min-width="0.502cm" loext:softedge-radius="0.035cm"/>
      <style:paragraph-properties style:writing-mode="lr-tb"/>
    </style:style>
    <style:style style:name="gr24" style:family="graphic" style:parent-style-name="objectwithoutfill">
      <style:graphic-properties draw:stroke="dash" draw:stroke-dash="Dash"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stroke="none" draw:stroke-dash="Double_20_Dot" svg:stroke-color="#000000" draw:fill="solid" draw:fill-color="#f7d1d5" draw:textarea-horizontal-align="justify" draw:textarea-vertical-align="middle" draw:auto-grow-height="false" fo:min-height="0.106cm" fo:min-width="0.902cm"/>
      <style:paragraph-properties style:writing-mode="lr-tb"/>
    </style:style>
    <style:style style:name="gr26" style:family="graphic" style:parent-style-name="standard">
      <style:graphic-properties draw:stroke="none" draw:stroke-dash="Double_20_Dot" svg:stroke-color="#000000" draw:fill="solid" draw:fill-color="#f7d1d5" draw:textarea-horizontal-align="justify" draw:textarea-vertical-align="middle" draw:auto-grow-height="false" fo:min-height="0.106cm" fo:min-width="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fo:min-height="1.25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3pt" fo:background-color="transparent" style:font-size-asian="13pt" style:font-size-complex="13pt"/>
    </style:style>
    <style:style style:name="P4" style:family="paragraph">
      <loext:graphic-properties draw:fill="solid" draw:fill-color="#ffffa6"/>
      <style:paragraph-properties fo:text-align="center" style:writing-mode="lr-tb"/>
      <style:text-properties fo:font-size="13pt" fo:background-color="transparent" style:font-size-asian="13pt" style:font-size-complex="13pt"/>
    </style:style>
    <style:style style:name="P5" style:family="paragraph">
      <style:paragraph-properties fo:margin-top="0.3cm" fo:margin-bottom="0cm" fo:text-align="center" style:writing-mode="lr-tb"/>
    </style:style>
    <style:style style:name="P6" style:family="paragraph">
      <loext:graphic-properties draw:fill="solid" draw:fill-color="#ffffd7"/>
      <style:paragraph-properties fo:margin-top="0.3cm" fo:margin-bottom="0cm" fo:text-align="center" style:writing-mode="lr-tb"/>
    </style:style>
    <style:style style:name="P7" style:family="paragraph"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e8f2a1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P10" style:family="paragraph">
      <style:paragraph-properties fo:margin-top="0cm" fo:margin-bottom="0cm"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="solid" draw:fill-color="#ffffa6"/>
      <style:paragraph-properties fo:margin-top="0cm" fo:margin-bottom="0cm"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3cm" fo:margin-bottom="0cm" fo:text-align="center" style:writing-mode="lr-tb"/>
      <style:text-properties fo:font-size="8pt" style:font-size-asian="8pt" style:font-size-complex="8pt"/>
    </style:style>
    <style:style style:name="P14" style:family="paragraph">
      <style:paragraph-properties fo:margin-top="0cm" fo:margin-bottom="0cm"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ffffa6"/>
      <style:paragraph-properties fo:margin-top="0.3cm" fo:margin-bottom="0cm"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8" style:family="paragraph">
      <style:paragraph-properties fo:text-align="center" style:writing-mode="lr-tb"/>
      <style:text-properties fo:font-size="12pt"/>
    </style:style>
    <style:style style:name="P19" style:family="paragraph">
      <loext:graphic-properties draw:fill="none"/>
      <style:paragraph-properties fo:text-align="start" style:writing-mode="lr-tb"/>
      <style:text-properties fo:font-size="12pt"/>
    </style:style>
    <style:style style:name="P20" style:family="paragraph">
      <loext:graphic-properties draw:fill="none"/>
      <style:paragraph-properties fo:text-align="center" style:writing-mode="lr-tb"/>
      <style:text-properties fo:font-size="12pt"/>
    </style:style>
    <style:style style:name="P21" style:family="paragraph">
      <style:paragraph-properties fo:margin-top="0.1cm" fo:margin-bottom="0cm" fo:text-align="center" style:writing-mode="lr-tb"/>
      <style:text-properties fo:font-size="12pt"/>
    </style:style>
    <style:style style:name="P22" style:family="paragraph">
      <loext:graphic-properties draw:fill="none"/>
      <style:paragraph-properties fo:margin-top="0.1cm" fo:margin-bottom="0cm" fo:text-align="center" style:writing-mode="lr-tb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solid" draw:fill-color="#f7d1d5"/>
      <style:paragraph-properties fo:margin-top="0cm" fo:margin-bottom="0cm" fo:text-align="center" style:writing-mode="lr-tb"/>
      <style:text-properties fo:font-size="7pt" style:font-size-asian="7pt" style:font-size-complex="7pt"/>
    </style:style>
    <style:style style:name="P27" style:family="paragraph">
      <style:paragraph-properties fo:margin-top="0.3cm" fo:margin-bottom="0cm"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="solid" draw:fill-color="#ffffa6"/>
      <style:paragraph-properties fo:margin-top="0.3cm" fo:margin-bottom="0cm" fo:text-align="center" style:writing-mode="lr-tb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3pt" fo:background-color="transparent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1.5cm" svg:x="6.15cm" svg:y="4.9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1.5cm" svg:x="6.15cm" svg:y="6.4cm">
          <text:p text:style-name="P1">Image(s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6.15cm" svg:y="7.9cm">
          <text:p text:style-name="P1">Layer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cm" svg:height="1.5cm" svg:x="9.25cm" svg:y="9.4cm">
          <text:p text:style-name="P3"><text:span text:style-name="T1">Recettes de</text:span></text:p>
          <text:p text:style-name="P3"><text:span text:style-name="T1">packag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cm" svg:height="1.5cm" draw:transform="rotate (-1.5707963267949) translate (5.149cm 4.95cm)">
          <text:p text:style-name="P5">Fea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" draw:id="id3" draw:layer="layout" svg:width="2.409cm" svg:height="1.505cm" draw:transform="rotate (0.00453785605518526) translate (6.124cm 9.406cm)">
          <text:p text:style-name="P7"><text:span text:style-name="T2">Cl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4" draw:id="id4" draw:layer="layout" svg:width="6cm" svg:height="1.5cm" svg:x="15.5cm" svg:y="9.4cm">
          <text:p text:style-name="P1">Packages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cm" svg:height="1.5cm" svg:x="22.45cm" svg:y="9.4cm">
          <text:p text:style-name="P1">Package Groups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6cm" svg:height="1.5cm" svg:x="15.5cm" svg:y="5.4cm">
          <text:p text:style-name="P1">Image(s) binary(ies)</text:p>
          <draw:enhanced-geometry svg:viewBox="0 0 21600 21600" draw:type="rectangle" draw:enhanced-path="M 0 0 L 21600 0 21600 21600 0 21600 0 0 Z N"/>
        </draw:custom-shape>
        <draw:custom-shape draw:style-name="gr6" draw:text-style-name="P11" xml:id="id5" draw:id="id5" draw:layer="layout" svg:width="1.251cm" svg:height="0.95cm" draw:transform="rotate (-1.56381500978692) translate (7.293cm 6.497cm)">
          <text:p text:style-name="P10"><text:span text:style-name="T3">Recette(s)</text:span></text:p>
          <text:p text:style-name="P10"><text:span text:style-name="T3">Description</text:span></text:p>
          <text:p text:style-name="P10"><text:span text:style-name="T3">Lic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8.5cm" svg:y1="10.15cm" svg:x2="9.25cm" svg:y2="10.15cm">
          <text:p/>
        </draw:line>
        <draw:custom-shape draw:style-name="gr6" draw:text-style-name="P15" xml:id="id1" draw:id="id1" draw:layer="layout" svg:width="1.251cm" svg:height="0.95cm" draw:transform="rotate (-1.56381500978692) translate (7.294cm 4.997cm)">
          <text:p text:style-name="P13"><text:span text:style-name="T4">Configs</text:span></text:p>
          <text:p text:style-name="P14"><text:span text:style-name="T4">Classes</text:span></text:p>
          <text:p text:style-name="P14"><text:span text:style-name="T4">Recet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12.15cm" svg:y1="10.15cm" svg:x2="15.5cm" svg:y2="10.138cm">
          <text:p/>
        </draw:line>
        <draw:line draw:style-name="gr7" draw:text-style-name="P2" draw:layer="layout" svg:x1="21.5cm" svg:y1="10.15cm" svg:x2="22.45cm" svg:y2="10.15cm">
          <text:p/>
        </draw:line>
        <draw:frame draw:style-name="gr8" draw:text-style-name="P16" draw:layer="layout" svg:width="2.75cm" svg:height="1.591cm" svg:x="1cm" svg:y="7.15cm">
          <draw:text-box>
            <text:p><text:span text:style-name="T4">DISTRO,</text:span></text:p>
            <text:p><text:span text:style-name="T4">IMAGE,</text:span></text:p>
            <text:p><text:span text:style-name="T4">KERNEL,</text:span></text:p>
            <text:p><text:span text:style-name="T4">PACKAGECONFIG,</text:span></text:p>
            <text:p><text:span text:style-name="T4">MACHINE</text:span></text:p>
          </draw:text-box>
        </draw:frame>
        <draw:frame draw:style-name="gr9" draw:text-style-name="P17" draw:layer="layout" svg:width="6cm" svg:height="1cm" svg:x="21.7cm" svg:y="5.65cm">
          <draw:text-box>
            <text:p><text:span text:style-name="T5">1 </text:span><text:span text:style-name="T5">Bo</text:span><text:span text:style-name="T5">otl</text:span><text:span text:style-name="T5">oa</text:span><text:span text:style-name="T5">de</text:span><text:span text:style-name="T5">r + </text:span><text:span text:style-name="T5">1 </text:span><text:span text:style-name="T5">Ke</text:span><text:span text:style-name="T5">rn</text:span><text:span text:style-name="T5">el </text:span><text:span text:style-name="T5">+ </text:span><text:span text:style-name="T5">1 </text:span><text:span text:style-name="T5">Ro</text:span><text:span text:style-name="T5">otf</text:span><text:span text:style-name="T5">s</text:span></text:p>
          </draw:text-box>
        </draw:frame>
        <draw:custom-shape draw:style-name="gr10" draw:text-style-name="P19" draw:layer="layout" svg:width="5.35cm" svg:height="0.7cm" svg:x="6.475cm" svg:y="2.925cm">
          <text:p text:style-name="P18"><text:span text:style-name="T6">Éléments de la hiérarchie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5cm" svg:height="0.7cm" svg:x="2.65cm" svg:y="2.9cm">
          <text:p text:style-name="P18"><text:span text:style-name="T6">Caractéristiques</text:span></text:p>
          <text:p text:style-name="P18"><text:span text:style-name="T6">transvers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95cm" svg:height="0.7cm" svg:x="19.45cm" svg:y="2.95cm">
          <text:p text:style-name="P21"><text:span text:style-name="T6">Output de compi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25cm" svg:height="6.25cm" draw:transform="rotate (1.5707963267949) translate (6cm 4.0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2" draw:layer="layout" svg:width="0.153cm" svg:height="2.751cm" draw:transform="rotate (1.5707963267949) translate (3cm 4.0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2" draw:layer="layout" svg:width="0.25cm" svg:height="13.45cm" draw:transform="rotate (1.5707963267949) translate (15.2cm 4.0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3" draw:layer="layout" svg:width="11cm" svg:height="0.75cm" svg:x="1.4cm" svg:y="11.75cm">
          <draw:text-box>
            <text:p><text:span text:style-name="T7">Softwar</text:span><text:span text:style-name="T7">e </text:span><text:span text:style-name="T7">compo</text:span><text:span text:style-name="T7">nents </text:span><text:span text:style-name="T7">des </text:span><text:span text:style-name="T7">recette</text:span><text:span text:style-name="T7">s = </text:span><text:span text:style-name="T7">applica</text:span><text:span text:style-name="T7">tion, </text:span><text:span text:style-name="T7">library, </text:span><text:span text:style-name="T7">image, </text:span><text:span text:style-name="T7">...</text:span></text:p>
          </draw:text-box>
        </draw:frame>
        <draw:connector draw:style-name="gr17" draw:text-style-name="P12" draw:layer="layout" svg:x1="6.348cm" svg:y1="5.629cm" svg:x2="6.15cm" svg:y2="8.65cm" draw:start-shape="id1" draw:start-glue-point="2" draw:end-shape="id2" draw:end-glue-point="3" svg:d="M6348 5629h-699v3021h501" svg:viewBox="0 0 700 3022">
          <text:p/>
        </draw:connector>
        <draw:connector draw:style-name="gr18" draw:text-style-name="P12" draw:layer="layout" svg:x1="7.335cm" svg:y1="10.906cm" svg:x2="18.5cm" svg:y2="10.9cm" draw:start-shape="id3" draw:start-glue-point="2" draw:end-shape="id4" svg:d="M7335 10906v505h11165v-511" svg:viewBox="0 0 11166 512">
          <text:p/>
        </draw:connector>
        <draw:frame draw:style-name="gr19" draw:text-style-name="P25" draw:layer="layout" svg:width="11.75cm" svg:height="1.534cm" svg:x="8.75cm" svg:y="13.7cm">
          <draw:text-box>
            <text:p text:style-name="P24"><text:span text:style-name="T8">Y</text:span><text:span text:style-name="T8">o</text:span><text:span text:style-name="T8">ct</text:span><text:span text:style-name="T8">o </text:span><text:span text:style-name="T8">h</text:span><text:span text:style-name="T8">ie</text:span><text:span text:style-name="T8">r</text:span><text:span text:style-name="T8">a</text:span><text:span text:style-name="T8">r</text:span><text:span text:style-name="T8">c</text:span><text:span text:style-name="T8">h</text:span><text:span text:style-name="T8">y </text:span><text:span text:style-name="T8">b</text:span><text:span text:style-name="T8">i</text:span><text:span text:style-name="T8">g </text:span><text:span text:style-name="T8">p</text:span><text:span text:style-name="T8">ic</text:span><text:span text:style-name="T8">t</text:span><text:span text:style-name="T8">u</text:span><text:span text:style-name="T8">r</text:span><text:span text:style-name="T8">e</text:span></text:p>
          </draw:text-box>
        </draw:frame>
        <draw:connector draw:style-name="gr20" draw:text-style-name="P12" draw:layer="layout" draw:line-skew="-0.873cm" svg:x1="6.127cm" svg:y1="10.158cm" svg:x2="6.347cm" svg:y2="7.129cm" draw:start-shape="id3" draw:end-shape="id5" draw:end-glue-point="2" svg:d="M6127 10158h-1377v-3029h1597" svg:viewBox="0 0 1598 3030">
          <text:p/>
        </draw:connector>
        <draw:custom-shape draw:style-name="gr21" draw:text-style-name="P26" draw:layer="layout" svg:width="2.8cm" svg:height="0.256cm" svg:x="11.87cm" svg:y="8.317cm">
          <text:p text:style-name="P10"><text:span text:style-name="T3">openembedded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draw:layer="layout" svg:width="1.3cm" svg:height="0.451cm" svg:x="11.87cm" svg:y="8.639cm">
          <text:p text:style-name="P10"><text:span text:style-name="T3">B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1.002cm" svg:height="0.306cm" svg:x="11.948cm" svg:y="4.744cm">
          <text:p text:style-name="P10"><text:span text:style-name="T3">Pok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2.8cm" svg:height="0.256cm" svg:x="11.885cm" svg:y="7.985cm">
          <text:p text:style-name="P10"><text:span text:style-name="T3">meta-openembed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2" draw:layer="layout" svg:x1="12.55cm" svg:y1="9.14cm" svg:x2="12.55cm" svg:y2="9.423cm">
          <text:p/>
        </draw:line>
        <draw:custom-shape draw:style-name="gr25" draw:text-style-name="P26" draw:layer="layout" svg:width="1.402cm" svg:height="0.356cm" svg:x="11.948cm" svg:y="5.144cm">
          <text:p text:style-name="P10"><text:span text:style-name="T3">Cust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2" draw:layer="layout" svg:x1="12.55cm" svg:y1="7.391cm" svg:x2="12.55cm" svg:y2="7.674cm">
          <text:p/>
        </draw:line>
        <draw:custom-shape draw:style-name="gr26" draw:text-style-name="P26" draw:layer="layout" svg:width="2.5cm" svg:height="0.356cm" svg:x="11.95cm" svg:y="6.519cm">
          <text:p text:style-name="P10"><text:span text:style-name="T3">core-image-mini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6" draw:layer="layout" svg:width="1.402cm" svg:height="0.356cm" svg:x="11.948cm" svg:y="6.944cm">
          <text:p text:style-name="P10"><text:span text:style-name="T3">Cust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draw:line-skew="0.251cm" svg:x1="9.15cm" svg:y1="6.4cm" svg:x2="15.5cm" svg:y2="6.15cm" draw:start-shape="id6" draw:start-glue-point="0" draw:end-shape="id7" draw:end-glue-point="3" svg:d="M9150 6400v-250h4675 1675" svg:viewBox="0 0 6351 251">
          <text:p/>
        </draw:connector>
        <draw:line draw:style-name="gr24" draw:text-style-name="P12" draw:layer="layout" svg:x1="12.55cm" svg:y1="5.592cm" svg:x2="12.55cm" svg:y2="5.875cm">
          <text:p/>
        </draw:line>
      </draw:page>
      <draw:page draw:name="page2" draw:style-name="dp1" draw:master-page-name="Standard">
        <draw:custom-shape draw:style-name="gr1" draw:text-style-name="P2" xml:id="id8" draw:id="id8" draw:layer="layout" svg:width="6cm" svg:height="1.5cm" svg:x="7.15cm" svg:y="8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5cm" svg:x="7.15cm" svg:y="9.5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1.5cm" svg:x="7.15cm" svg:y="11cm">
          <text:p text:style-name="P1">Lay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cm" svg:height="1.5cm" svg:x="10.25cm" svg:y="12.5cm">
          <text:p text:style-name="P3"><text:span text:style-name="T1">Recette de</text:span></text:p>
          <text:p text:style-name="P3"><text:span text:style-name="T1">packag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cm" svg:height="1.5cm" draw:transform="rotate (-1.5707963267949) translate (6.149cm 8.05cm)">
          <text:p text:style-name="P5">Fea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0" draw:id="id10" draw:layer="layout" svg:width="2.409cm" svg:height="1.505cm" draw:transform="rotate (0.00453785605518526) translate (7.124cm 12.506cm)">
          <text:p text:style-name="P7"><text:span text:style-name="T2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11" draw:id="id11" draw:layer="layout" svg:width="6cm" svg:height="1.5cm" svg:x="14.1cm" svg:y="12.5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cm" svg:height="1.5cm" svg:x="21.05cm" svg:y="12.5cm">
          <text:p text:style-name="P1">Package Group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cm" svg:height="1.5cm" svg:x="14.1cm" svg:y="8.85cm">
          <text:p text:style-name="P1">Image binaries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1.251cm" svg:height="0.95cm" draw:transform="rotate (-1.56381500978692) translate (8.293cm 9.597cm)">
          <text:p text:style-name="P27"><text:span text:style-name="T5">Rec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9.5cm" svg:y1="13.25cm" svg:x2="10.25cm" svg:y2="13.25cm">
          <text:p/>
        </draw:line>
        <draw:custom-shape draw:style-name="gr6" draw:text-style-name="P28" draw:layer="layout" svg:width="1.251cm" svg:height="0.95cm" draw:transform="rotate (-1.56381500978692) translate (8.294cm 8.097cm)">
          <text:p text:style-name="P27"><text:span text:style-name="T5">Rec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13.15cm" svg:y1="13.25cm" svg:x2="14.1cm" svg:y2="13.25cm">
          <text:p/>
        </draw:line>
        <draw:line draw:style-name="gr7" draw:text-style-name="P2" draw:layer="layout" svg:x1="20.1cm" svg:y1="13.25cm" svg:x2="21.05cm" svg:y2="13.25cm">
          <text:p/>
        </draw:line>
        <draw:line draw:style-name="gr7" draw:text-style-name="P12" draw:layer="layout" svg:x1="13.15cm" svg:y1="9.8cm" svg:x2="14.1cm" svg:y2="9.8cm">
          <text:p/>
        </draw:line>
        <draw:line draw:style-name="gr7" draw:text-style-name="P12" draw:layer="layout" svg:x1="13.15cm" svg:y1="9.25cm" svg:x2="14.1cm" svg:y2="9.25cm">
          <text:p/>
        </draw:line>
        <draw:frame draw:style-name="gr8" draw:text-style-name="P16" draw:layer="layout" svg:width="2.75cm" svg:height="1.591cm" svg:x="2cm" svg:y="10.25cm">
          <draw:text-box>
            <text:p><text:span text:style-name="T4">D</text:span><text:span text:style-name="T4">I</text:span><text:span text:style-name="T4">S</text:span><text:span text:style-name="T4">T</text:span><text:span text:style-name="T4">R</text:span><text:span text:style-name="T4">O</text:span><text:span text:style-name="T4">,</text:span></text:p>
            <text:p><text:span text:style-name="T4">I</text:span><text:span text:style-name="T4">M</text:span><text:span text:style-name="T4">A</text:span><text:span text:style-name="T4">G</text:span><text:span text:style-name="T4">E</text:span><text:span text:style-name="T4">,</text:span></text:p>
            <text:p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,</text:span></text:p>
            <text:p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,</text:span></text:p>
            <text:p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/text:p>
          </draw:text-box>
        </draw:frame>
        <draw:frame draw:style-name="gr9" draw:text-style-name="P17" draw:layer="layout" svg:width="6cm" svg:height="1cm" svg:x="20.3cm" svg:y="9.1cm">
          <draw:text-box>
            <text:p><text:span text:style-name="T5">1 </text:span><text:span text:style-name="T5">B</text:span><text:span text:style-name="T5">o</text:span><text:span text:style-name="T5">o</text:span><text:span text:style-name="T5">tl</text:span><text:span text:style-name="T5">o</text:span><text:span text:style-name="T5">a</text:span><text:span text:style-name="T5">d</text:span><text:span text:style-name="T5">e</text:span><text:span text:style-name="T5">r </text:span><text:span text:style-name="T5">+</text:span><text:span text:style-name="T5"> </text:span><text:span text:style-name="T5">1 </text:span><text:span text:style-name="T5">K</text:span><text:span text:style-name="T5">e</text:span><text:span text:style-name="T5">r</text:span><text:span text:style-name="T5">n</text:span><text:span text:style-name="T5">e</text:span><text:span text:style-name="T5">l </text:span><text:span text:style-name="T5">+</text:span><text:span text:style-name="T5"> </text:span><text:span text:style-name="T5">1 </text:span><text:span text:style-name="T5">R</text:span><text:span text:style-name="T5">o</text:span><text:span text:style-name="T5">o</text:span><text:span text:style-name="T5">t</text:span><text:span text:style-name="T5">f</text:span><text:span text:style-name="T5">s</text:span></text:p>
          </draw:text-box>
        </draw:frame>
        <draw:custom-shape draw:style-name="gr10" draw:text-style-name="P20" draw:layer="layout" svg:width="5.35cm" svg:height="0.7cm" svg:x="7.475cm" svg:y="6.025cm">
          <text:p text:style-name="P18"><text:span text:style-name="T6">Éléments de la hiérarchie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5cm" svg:height="0.7cm" svg:x="3.65cm" svg:y="6cm">
          <text:p text:style-name="P18"><text:span text:style-name="T6">Caractéristiques</text:span></text:p>
          <text:p text:style-name="P18"><text:span text:style-name="T6">transvers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95cm" svg:height="0.7cm" svg:x="18.075cm" svg:y="6.05cm">
          <text:p text:style-name="P21"><text:span text:style-name="T6">Output de compi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25cm" svg:height="6.25cm" draw:transform="rotate (1.5707963267949) translate (7cm 7.1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2" draw:layer="layout" svg:width="0.153cm" svg:height="2.751cm" draw:transform="rotate (1.5707963267949) translate (4cm 7.1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2" draw:layer="layout" svg:width="0.25cm" svg:height="13.45cm" draw:transform="rotate (1.5707963267949) translate (13.8cm 7.1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9" draw:layer="layout" svg:width="15cm" svg:height="2cm" svg:x="6.75cm" svg:y="17.5cm">
          <draw:text-box>
            <text:p><text:span text:style-name="T9">S</text:span><text:span text:style-name="T9">o</text:span><text:span text:style-name="T9">f</text:span><text:span text:style-name="T9">t</text:span><text:span text:style-name="T9">w</text:span><text:span text:style-name="T9">a</text:span><text:span text:style-name="T9">r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</text:span><text:span text:style-name="T9">s</text:span><text:span text:style-name="T9"> </text:span><text:span text:style-name="T9">d</text:span><text:span text:style-name="T9">e</text:span><text:span text:style-name="T9">s</text:span><text:span text:style-name="T9"> </text:span><text:span text:style-name="T9">r</text:span><text:span text:style-name="T9">e</text:span><text:span text:style-name="T9">c</text:span><text:span text:style-name="T9">e</text:span><text:span text:style-name="T9">t</text:span><text:span text:style-name="T9">t</text:span><text:span text:style-name="T9">e</text:span><text:span text:style-name="T9">s</text:span><text:span text:style-name="T9"> </text:span><text:span text:style-name="T9">=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, </text:span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, </text:span><text:span text:style-name="T9">i</text:span><text:span text:style-name="T9">m</text:span><text:span text:style-name="T9">a</text:span><text:span text:style-name="T9">g</text:span><text:span text:style-name="T9">e</text:span><text:span text:style-name="T9">, </text:span><text:span text:style-name="T9">.</text:span><text:span text:style-name="T9">.</text:span><text:span text:style-name="T9">.</text:span></text:p>
          </draw:text-box>
        </draw:frame>
        <draw:connector draw:style-name="gr17" draw:text-style-name="P12" draw:layer="layout" svg:x1="7.15cm" svg:y1="8.75cm" svg:x2="7.15cm" svg:y2="11.75cm" draw:start-shape="id8" draw:end-shape="id9" draw:end-glue-point="3" svg:d="M7150 8750h-501v3000h501" svg:viewBox="0 0 502 3001">
          <text:p/>
        </draw:connector>
        <draw:connector draw:style-name="gr18" draw:text-style-name="P12" draw:layer="layout" svg:x1="8.335cm" svg:y1="14.006cm" svg:x2="17.1cm" svg:y2="14cm" draw:start-shape="id10" draw:start-glue-point="2" draw:end-shape="id11" svg:d="M8335 14006v505h8765v-511" svg:viewBox="0 0 8766 512">
          <text:p/>
        </draw:connector>
        <draw:frame draw:style-name="gr28" draw:text-style-name="P30" draw:layer="layout" svg:width="11.75cm" svg:height="1.534cm" svg:x="9.75cm" svg:y="1.983cm">
          <draw:text-box>
            <text:p text:style-name="P24">Hiérarchie Yocto : recettes + confi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" draw:style="rect" draw:dots1="1" draw:dots1-length="300%" draw:distance="3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6:48:00.889645969</meta:creation-date>
    <dc:date>2023-08-02T10:48:44.081681074</dc:date>
    <meta:editing-duration>PT2H36M26S</meta:editing-duration>
    <meta:editing-cycles>47</meta:editing-cycles>
    <meta:generator>LibreOffice/7.0.4.2$Linux_X86_64 LibreOffice_project/00$Build-2</meta:generator>
    <meta:document-statistic meta:object-count="66"/>
  </office:meta>
</office:document-meta>
</file>